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M_JavaScriptFlowHelper.setFOM_Session( Map objectModel , Scriptable fom_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setFOM_Context( Map objectModel , Scriptable fom_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getPackages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getFOM_Respons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setPackages( Map objectModel , Scriptable pk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getJavaPackag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getFOM_Session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setFOM_Request( Map objectModel , Scriptable fom_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setJavaPackage( Map objectModel , Scriptable javaPk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getFOM_WebContinuation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setFOM_FlowScope( Map objectModel , Scriptable fom_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getFOM_Contex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getFOM_Reques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getFOM_FlowScop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setFOM_WebContinuation( Map objectModel , Scriptable fom_webContin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FlowHelper.setFOM_Response( Map objectModel , Scriptable fom_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